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4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</office:automatic-styles>
  <office:body>
    <office:spreadsheet>
      <table:table table:name="data_ne" table:style-name="ta1">
        <table:table-column table:style-name="co1" table:number-columns-repeated="4" table:default-cell-style-name="Default"/>
        <table:table-row table:style-name="ro1">
          <table:table-cell office:value-type="float" office:value="3.10624335938469" calcext:value-type="float">
            <text:p>3.1062433594</text:p>
          </table:table-cell>
          <table:table-cell office:value-type="float" office:value="-0.0243191754777201" calcext:value-type="float">
            <text:p>-0.0243191755</text:p>
          </table:table-cell>
          <table:table-cell office:value-type="float" office:value="0.0107079727082697" calcext:value-type="float">
            <text:p>0.0107079727</text:p>
          </table:table-cell>
          <table:table-cell office:value-type="float" office:value="0.00979512497318727" calcext:value-type="float">
            <text:p>0.009795125</text:p>
          </table:table-cell>
        </table:table-row>
        <table:table-row table:style-name="ro1">
          <table:table-cell office:value-type="float" office:value="3.15111825099776" calcext:value-type="float">
            <text:p>3.151118251</text:p>
          </table:table-cell>
          <table:table-cell office:value-type="float" office:value="0.113938007111089" calcext:value-type="float">
            <text:p>0.1139380071</text:p>
          </table:table-cell>
          <table:table-cell office:value-type="float" office:value="0.00983561991496613" calcext:value-type="float">
            <text:p>0.0098356199</text:p>
          </table:table-cell>
          <table:table-cell office:value-type="float" office:value="0.00885138839169012" calcext:value-type="float">
            <text:p>0.0088513884</text:p>
          </table:table-cell>
        </table:table-row>
        <table:table-row table:style-name="ro1">
          <table:table-cell office:value-type="float" office:value="3.18068137337082" calcext:value-type="float">
            <text:p>3.1806813734</text:p>
          </table:table-cell>
          <table:table-cell office:value-type="float" office:value="0.239187073675315" calcext:value-type="float">
            <text:p>0.2391870737</text:p>
          </table:table-cell>
          <table:table-cell office:value-type="float" office:value="0.00931656237385374" calcext:value-type="float">
            <text:p>0.0093165624</text:p>
          </table:table-cell>
          <table:table-cell office:value-type="float" office:value="0.00806120815018571" calcext:value-type="float">
            <text:p>0.0080612082</text:p>
          </table:table-cell>
        </table:table-row>
        <table:table-row table:style-name="ro1">
          <table:table-cell office:value-type="float" office:value="3.21091951976208" calcext:value-type="float">
            <text:p>3.2109195198</text:p>
          </table:table-cell>
          <table:table-cell office:value-type="float" office:value="0.346790960566614" calcext:value-type="float">
            <text:p>0.3467909606</text:p>
          </table:table-cell>
          <table:table-cell office:value-type="float" office:value="0.00882805462600325" calcext:value-type="float">
            <text:p>0.0088280546</text:p>
          </table:table-cell>
          <table:table-cell office:value-type="float" office:value="0.0074304762199227" calcext:value-type="float">
            <text:p>0.0074304762</text:p>
          </table:table-cell>
        </table:table-row>
        <table:table-row table:style-name="ro1">
          <table:table-cell office:value-type="float" office:value="3.24236560009308" calcext:value-type="float">
            <text:p>3.2423656001</text:p>
          </table:table-cell>
          <table:table-cell office:value-type="float" office:value="0.488613882013159" calcext:value-type="float">
            <text:p>0.488613882</text:p>
          </table:table-cell>
          <table:table-cell office:value-type="float" office:value="0.00836261194805887" calcext:value-type="float">
            <text:p>0.0083626119</text:p>
          </table:table-cell>
          <table:table-cell office:value-type="float" office:value="0.00666095423690183" calcext:value-type="float">
            <text:p>0.0066609542</text:p>
          </table:table-cell>
        </table:table-row>
        <table:table-row table:style-name="ro1">
          <table:table-cell office:value-type="float" office:value="3.28288376816884" calcext:value-type="float">
            <text:p>3.2828837682</text:p>
          </table:table-cell>
          <table:table-cell office:value-type="float" office:value="0.634412373050816" calcext:value-type="float">
            <text:p>0.6344123731</text:p>
          </table:table-cell>
          <table:table-cell office:value-type="float" office:value="0.00782229480513075" calcext:value-type="float">
            <text:p>0.0078222948</text:p>
          </table:table-cell>
          <table:table-cell office:value-type="float" office:value="0.00594463062295274" calcext:value-type="float">
            <text:p>0.0059446306</text:p>
          </table:table-cell>
        </table:table-row>
        <table:table-row table:style-name="ro1">
          <table:table-cell office:value-type="float" office:value="3.31394398441038" calcext:value-type="float">
            <text:p>3.3139439844</text:p>
          </table:table-cell>
          <table:table-cell office:value-type="float" office:value="0.802911856842838" calcext:value-type="float">
            <text:p>0.8029118568</text:p>
          </table:table-cell>
          <table:table-cell office:value-type="float" office:value="0.00745005632220309" calcext:value-type="float">
            <text:p>0.0074500563</text:p>
          </table:table-cell>
          <table:table-cell office:value-type="float" office:value="0.00520062202556988" calcext:value-type="float">
            <text:p>0.005200622</text:p>
          </table:table-cell>
        </table:table-row>
        <table:table-row table:style-name="ro1">
          <table:table-cell office:value-type="float" office:value="3.34564213942768" calcext:value-type="float">
            <text:p>3.3456421394</text:p>
          </table:table-cell>
          <table:table-cell office:value-type="float" office:value="0.931010123397746" calcext:value-type="float">
            <text:p>0.9310101234</text:p>
          </table:table-cell>
          <table:table-cell office:value-type="float" office:value="0.00710488062504924" calcext:value-type="float">
            <text:p>0.0071048806</text:p>
          </table:table-cell>
          <table:table-cell office:value-type="float" office:value="0.0046936410294832" calcext:value-type="float">
            <text:p>0.004693641</text:p>
          </table:table-cell>
        </table:table-row>
        <table:table-row table:style-name="ro1">
          <table:table-cell office:value-type="float" office:value="3.35571410727831" calcext:value-type="float">
            <text:p>3.3557141073</text:p>
          </table:table-cell>
          <table:table-cell office:value-type="float" office:value="0.96296330180524" calcext:value-type="float">
            <text:p>0.9629633018</text:p>
          </table:table-cell>
          <table:table-cell office:value-type="float" office:value="0.00700213852556141" calcext:value-type="float">
            <text:p>0.0070021385</text:p>
          </table:table-cell>
          <table:table-cell office:value-type="float" office:value="0.00468216822132952" calcext:value-type="float">
            <text:p>0.0046821682</text:p>
          </table:table-cell>
        </table:table-row>
        <table:table-row table:style-name="ro1">
          <table:table-cell office:value-type="float" office:value="3.32629380382237" calcext:value-type="float">
            <text:p>3.3262938038</text:p>
          </table:table-cell>
          <table:table-cell office:value-type="float" office:value="0.842910645188853" calcext:value-type="float">
            <text:p>0.8429106452</text:p>
          </table:table-cell>
          <table:table-cell office:value-type="float" office:value="0.00731154282463312" calcext:value-type="float">
            <text:p>0.0073115428</text:p>
          </table:table-cell>
          <table:table-cell office:value-type="float" office:value="0.00503677860061958" calcext:value-type="float">
            <text:p>0.0050367786</text:p>
          </table:table-cell>
        </table:table-row>
        <table:table-row table:style-name="ro1">
          <table:table-cell office:value-type="float" office:value="3.29356407562178" calcext:value-type="float">
            <text:p>3.2935640756</text:p>
          </table:table-cell>
          <table:table-cell office:value-type="float" office:value="0.704287821451092" calcext:value-type="float">
            <text:p>0.7042878215</text:p>
          </table:table-cell>
          <table:table-cell office:value-type="float" office:value="0.00769034687544183" calcext:value-type="float">
            <text:p>0.0076903469</text:p>
          </table:table-cell>
          <table:table-cell office:value-type="float" office:value="0.00562624226241389" calcext:value-type="float">
            <text:p>0.0056262423</text:p>
          </table:table-cell>
        </table:table-row>
        <table:table-row table:style-name="ro1">
          <table:table-cell office:value-type="float" office:value="3.26747584612147" calcext:value-type="float">
            <text:p>3.2674758461</text:p>
          </table:table-cell>
          <table:table-cell office:value-type="float" office:value="0.556824787614243" calcext:value-type="float">
            <text:p>0.5568247876</text:p>
          </table:table-cell>
          <table:table-cell office:value-type="float" office:value="0.00802020526494557" calcext:value-type="float">
            <text:p>0.0080202053</text:p>
          </table:table-cell>
          <table:table-cell office:value-type="float" office:value="0.00631812742436375" calcext:value-type="float">
            <text:p>0.0063181274</text:p>
          </table:table-cell>
        </table:table-row>
        <table:table-row table:style-name="ro1">
          <table:table-cell office:value-type="float" office:value="3.21711404920771" calcext:value-type="float">
            <text:p>3.2171140492</text:p>
          </table:table-cell>
          <table:table-cell office:value-type="float" office:value="0.372212151654062" calcext:value-type="float">
            <text:p>0.3722121517</text:p>
          </table:table-cell>
          <table:table-cell office:value-type="float" office:value="0.00873302454635258" calcext:value-type="float">
            <text:p>0.0087330245</text:p>
          </table:table-cell>
          <table:table-cell office:value-type="float" office:value="0.00729568009613204" calcext:value-type="float">
            <text:p>0.0072956801</text:p>
          </table:table-cell>
        </table:table-row>
        <table:table-row table:style-name="ro1">
          <table:table-cell office:value-type="float" office:value="3.16109187959768" calcext:value-type="float">
            <text:p>3.1610918796</text:p>
          </table:table-cell>
          <table:table-cell office:value-type="float" office:value="0.179255841596604" calcext:value-type="float">
            <text:p>0.1792558416</text:p>
          </table:table-cell>
          <table:table-cell office:value-type="float" office:value="0.00965575954801358" calcext:value-type="float">
            <text:p>0.0096557595</text:p>
          </table:table-cell>
          <table:table-cell office:value-type="float" office:value="0.00844161528037619" calcext:value-type="float">
            <text:p>0.0084416153</text:p>
          </table:table-cell>
        </table:table-row>
        <table:table-row table:style-name="ro1">
          <table:table-cell office:value-type="float" office:value="3.12149039386378" calcext:value-type="float">
            <text:p>3.1214903939</text:p>
          </table:table-cell>
          <table:table-cell office:value-type="float" office:value="0.0306353383194547" calcext:value-type="float">
            <text:p>0.0306353383</text:p>
          </table:table-cell>
          <table:table-cell office:value-type="float" office:value="0.010399663850643" calcext:value-type="float">
            <text:p>0.0103996639</text:p>
          </table:table-cell>
          <table:table-cell office:value-type="float" office:value="0.00941605583960498" calcext:value-type="float">
            <text:p>0.0094160558</text:p>
          </table:table-cell>
        </table:table-row>
      </table:table>
      <table:table table:name="data_f" table:style-name="ta1">
        <table:table-column table:style-name="co1" table:number-columns-repeated="4" table:default-cell-style-name="Default"/>
        <table:table-row table:style-name="ro1">
          <table:table-cell office:value-type="float" office:value="3.10624335938469" calcext:value-type="float">
            <text:p>3.1062433594</text:p>
          </table:table-cell>
          <table:table-cell office:value-type="float" office:value="0.81985022068402" calcext:value-type="float">
            <text:p>0.8198502207</text:p>
          </table:table-cell>
          <table:table-cell office:value-type="float" office:value="0.0107079727082697" calcext:value-type="float">
            <text:p>0.0107079727</text:p>
          </table:table-cell>
          <table:table-cell office:value-type="float" office:value="0.0358727535279721" calcext:value-type="float">
            <text:p>0.0358727535</text:p>
          </table:table-cell>
        </table:table-row>
        <table:table-row table:style-name="ro1">
          <table:table-cell office:value-type="float" office:value="3.15111825099776" calcext:value-type="float">
            <text:p>3.151118251</text:p>
          </table:table-cell>
          <table:table-cell office:value-type="float" office:value="0.898281989092989" calcext:value-type="float">
            <text:p>0.8982819891</text:p>
          </table:table-cell>
          <table:table-cell office:value-type="float" office:value="0.00983561991496613" calcext:value-type="float">
            <text:p>0.0098356199</text:p>
          </table:table-cell>
          <table:table-cell office:value-type="float" office:value="0.0326054366675522" calcext:value-type="float">
            <text:p>0.0326054367</text:p>
          </table:table-cell>
        </table:table-row>
        <table:table-row table:style-name="ro1">
          <table:table-cell office:value-type="float" office:value="3.18068137337082" calcext:value-type="float">
            <text:p>3.1806813734</text:p>
          </table:table-cell>
          <table:table-cell office:value-type="float" office:value="0.985173327513071" calcext:value-type="float">
            <text:p>0.9851733275</text:p>
          </table:table-cell>
          <table:table-cell office:value-type="float" office:value="0.00931656237385374" calcext:value-type="float">
            <text:p>0.0093165624</text:p>
          </table:table-cell>
          <table:table-cell office:value-type="float" office:value="0.0307096688039253" calcext:value-type="float">
            <text:p>0.0307096688</text:p>
          </table:table-cell>
        </table:table-row>
        <table:table-row table:style-name="ro1">
          <table:table-cell office:value-type="float" office:value="3.21091951976208" calcext:value-type="float">
            <text:p>3.2109195198</text:p>
          </table:table-cell>
          <table:table-cell office:value-type="float" office:value="1.05430506370995" calcext:value-type="float">
            <text:p>1.0543050637</text:p>
          </table:table-cell>
          <table:table-cell office:value-type="float" office:value="0.00882805462600325" calcext:value-type="float">
            <text:p>0.0088280546</text:p>
          </table:table-cell>
          <table:table-cell office:value-type="float" office:value="0.0290282948443572" calcext:value-type="float">
            <text:p>0.0290282948</text:p>
          </table:table-cell>
        </table:table-row>
        <table:table-row table:style-name="ro1">
          <table:table-cell office:value-type="float" office:value="3.24236560009308" calcext:value-type="float">
            <text:p>3.2423656001</text:p>
          </table:table-cell>
          <table:table-cell office:value-type="float" office:value="1.15685200600972" calcext:value-type="float">
            <text:p>1.156852006</text:p>
          </table:table-cell>
          <table:table-cell office:value-type="float" office:value="0.00836261194805887" calcext:value-type="float">
            <text:p>0.0083626119</text:p>
          </table:table-cell>
          <table:table-cell office:value-type="float" office:value="0.0274486315762418" calcext:value-type="float">
            <text:p>0.0274486316</text:p>
          </table:table-cell>
        </table:table-row>
        <table:table-row table:style-name="ro1">
          <table:table-cell office:value-type="float" office:value="3.28288376816884" calcext:value-type="float">
            <text:p>3.2828837682</text:p>
          </table:table-cell>
          <table:table-cell office:value-type="float" office:value="1.25302379167189" calcext:value-type="float">
            <text:p>1.2530237917</text:p>
          </table:table-cell>
          <table:table-cell office:value-type="float" office:value="0.00782229480513075" calcext:value-type="float">
            <text:p>0.0078222948</text:p>
          </table:table-cell>
          <table:table-cell office:value-type="float" office:value="0.0257367892435352" calcext:value-type="float">
            <text:p>0.0257367892</text:p>
          </table:table-cell>
        </table:table-row>
        <table:table-row table:style-name="ro1">
          <table:table-cell office:value-type="float" office:value="3.31394398441038" calcext:value-type="float">
            <text:p>3.3139439844</text:p>
          </table:table-cell>
          <table:table-cell office:value-type="float" office:value="1.38414707479147" calcext:value-type="float">
            <text:p>1.3841470748</text:p>
          </table:table-cell>
          <table:table-cell office:value-type="float" office:value="0.00745005632220309" calcext:value-type="float">
            <text:p>0.0074500563</text:p>
          </table:table-cell>
          <table:table-cell office:value-type="float" office:value="0.0245506253507654" calcext:value-type="float">
            <text:p>0.0245506254</text:p>
          </table:table-cell>
        </table:table-row>
        <table:table-row table:style-name="ro1">
          <table:table-cell office:value-type="float" office:value="3.34564213942768" calcext:value-type="float">
            <text:p>3.3456421394</text:p>
          </table:table-cell>
          <table:table-cell office:value-type="float" office:value="1.47463454714337" calcext:value-type="float">
            <text:p>1.4746345471</text:p>
          </table:table-cell>
          <table:table-cell office:value-type="float" office:value="0.00710488062504924" calcext:value-type="float">
            <text:p>0.0071048806</text:p>
          </table:table-cell>
          <table:table-cell office:value-type="float" office:value="0.0235277964321087" calcext:value-type="float">
            <text:p>0.0235277964</text:p>
          </table:table-cell>
        </table:table-row>
        <table:table-row table:style-name="ro1">
          <table:table-cell office:value-type="float" office:value="3.35571410727831" calcext:value-type="float">
            <text:p>3.3557141073</text:p>
          </table:table-cell>
          <table:table-cell office:value-type="float" office:value="1.49474136584154" calcext:value-type="float">
            <text:p>1.4947413658</text:p>
          </table:table-cell>
          <table:table-cell office:value-type="float" office:value="0.00700213852556141" calcext:value-type="float">
            <text:p>0.0070021385</text:p>
          </table:table-cell>
          <table:table-cell office:value-type="float" office:value="0.0232575847767718" calcext:value-type="float">
            <text:p>0.0232575848</text:p>
          </table:table-cell>
        </table:table-row>
        <table:table-row table:style-name="ro1">
          <table:table-cell office:value-type="float" office:value="3.32629380382237" calcext:value-type="float">
            <text:p>3.3262938038</text:p>
          </table:table-cell>
          <table:table-cell office:value-type="float" office:value="1.40943133753" calcext:value-type="float">
            <text:p>1.4094313375</text:p>
          </table:table-cell>
          <table:table-cell office:value-type="float" office:value="0.00731154282463312" calcext:value-type="float">
            <text:p>0.0073115428</text:p>
          </table:table-cell>
          <table:table-cell office:value-type="float" office:value="0.0241443172462988" calcext:value-type="float">
            <text:p>0.0241443172</text:p>
          </table:table-cell>
        </table:table-row>
        <table:table-row table:style-name="ro1">
          <table:table-cell office:value-type="float" office:value="3.29356407562178" calcext:value-type="float">
            <text:p>3.2935640756</text:p>
          </table:table-cell>
          <table:table-cell office:value-type="float" office:value="1.30998549771815" calcext:value-type="float">
            <text:p>1.3099854977</text:p>
          </table:table-cell>
          <table:table-cell office:value-type="float" office:value="0.00769034687544183" calcext:value-type="float">
            <text:p>0.0076903469</text:p>
          </table:table-cell>
          <table:table-cell office:value-type="float" office:value="0.0252988822938774" calcext:value-type="float">
            <text:p>0.0252988823</text:p>
          </table:table-cell>
        </table:table-row>
        <table:table-row table:style-name="ro1">
          <table:table-cell office:value-type="float" office:value="3.26747584612147" calcext:value-type="float">
            <text:p>3.2674758461</text:p>
          </table:table-cell>
          <table:table-cell office:value-type="float" office:value="1.19418589841622" calcext:value-type="float">
            <text:p>1.1941858984</text:p>
          </table:table-cell>
          <table:table-cell office:value-type="float" office:value="0.00802020526494557" calcext:value-type="float">
            <text:p>0.0080202053</text:p>
          </table:table-cell>
          <table:table-cell office:value-type="float" office:value="0.0263806809346742" calcext:value-type="float">
            <text:p>0.0263806809</text:p>
          </table:table-cell>
        </table:table-row>
        <table:table-row table:style-name="ro1">
          <table:table-cell office:value-type="float" office:value="3.21711404920771" calcext:value-type="float">
            <text:p>3.2171140492</text:p>
          </table:table-cell>
          <table:table-cell office:value-type="float" office:value="1.07193270637591" calcext:value-type="float">
            <text:p>1.0719327064</text:p>
          </table:table-cell>
          <table:table-cell office:value-type="float" office:value="0.00873302454635258" calcext:value-type="float">
            <text:p>0.0087330245</text:p>
          </table:table-cell>
          <table:table-cell office:value-type="float" office:value="0.0287061389974503" calcext:value-type="float">
            <text:p>0.028706139</text:p>
          </table:table-cell>
        </table:table-row>
        <table:table-row table:style-name="ro1">
          <table:table-cell office:value-type="float" office:value="3.16109187959768" calcext:value-type="float">
            <text:p>3.1610918796</text:p>
          </table:table-cell>
          <table:table-cell office:value-type="float" office:value="0.950571862063309" calcext:value-type="float">
            <text:p>0.9505718621</text:p>
          </table:table-cell>
          <table:table-cell office:value-type="float" office:value="0.00965575954801358" calcext:value-type="float">
            <text:p>0.0096557595</text:p>
          </table:table-cell>
          <table:table-cell office:value-type="float" office:value="0.0319029959041758" calcext:value-type="float">
            <text:p>0.0319029959</text:p>
          </table:table-cell>
        </table:table-row>
        <table:table-row table:style-name="ro1">
          <table:table-cell office:value-type="float" office:value="3.12149039386378" calcext:value-type="float">
            <text:p>3.1214903939</text:p>
          </table:table-cell>
          <table:table-cell office:value-type="float" office:value="0.854244954468919" calcext:value-type="float">
            <text:p>0.8542449545</text:p>
          </table:table-cell>
          <table:table-cell office:value-type="float" office:value="0.010399663850643" calcext:value-type="float">
            <text:p>0.0103996639</text:p>
          </table:table-cell>
          <table:table-cell office:value-type="float" office:value="0.0346786389157025" calcext:value-type="float">
            <text:p>0.0346786389</text:p>
          </table:table-cell>
        </table:table-row>
      </table:table>
      <table:table table:name="et" table:style-name="ta1">
        <table:table-column table:style-name="co1" table:number-columns-repeated="4" table:default-cell-style-name="Default"/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67" calcext:value-type="float">
            <text:p>0.067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19" calcext:value-type="float">
            <text:p>0.119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33" calcext:value-type="float">
            <text:p>0.133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44" calcext:value-type="float">
            <text:p>0.144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64" calcext:value-type="float">
            <text:p>0.164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79" calcext:value-type="float">
            <text:p>0.179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95" calcext:value-type="float">
            <text:p>0.195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09" calcext:value-type="float">
            <text:p>0.209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23" calcext:value-type="float">
            <text:p>0.223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236" calcext:value-type="float">
            <text:p>0.236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49" calcext:value-type="float">
            <text:p>0.249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data_0" table:style-name="ta1">
        <table:table-column table:style-name="co1" table:number-columns-repeated="4" table:default-cell-style-name="Default"/>
        <table:table-row table:style-name="ro1">
          <table:table-cell office:value-type="float" office:value="1277.154269" calcext:value-type="float">
            <text:p>1277.154269</text:p>
          </table:table-cell>
          <table:table-cell office:value-type="float" office:value="0.945542" calcext:value-type="float">
            <text:p>0.945542</text:p>
          </table:table-cell>
          <table:table-cell office:value-type="float" office:value="13.6757330567021" calcext:value-type="float">
            <text:p>13.6757330567</text:p>
          </table:table-cell>
          <table:table-cell office:value-type="float" office:value="0.00926170205739744" calcext:value-type="float">
            <text:p>0.0092617021</text:p>
          </table:table-cell>
        </table:table-row>
        <table:table-row table:style-name="ro1">
          <table:table-cell office:value-type="float" office:value="1416.179329" calcext:value-type="float">
            <text:p>1416.179329</text:p>
          </table:table-cell>
          <table:table-cell office:value-type="float" office:value="1.299984" calcext:value-type="float">
            <text:p>1.299984</text:p>
          </table:table-cell>
          <table:table-cell office:value-type="float" office:value="13.9290016114758" calcext:value-type="float">
            <text:p>13.9290016115</text:p>
          </table:table-cell>
          <table:table-cell office:value-type="float" office:value="0.0115066632869829" calcext:value-type="float">
            <text:p>0.0115066633</text:p>
          </table:table-cell>
        </table:table-row>
        <table:table-row table:style-name="ro1">
          <table:table-cell office:value-type="float" office:value="1515.937769" calcext:value-type="float">
            <text:p>1515.937769</text:p>
          </table:table-cell>
          <table:table-cell office:value-type="float" office:value="1.734551" calcext:value-type="float">
            <text:p>1.734551</text:p>
          </table:table-cell>
          <table:table-cell office:value-type="float" office:value="14.1233287797692" calcext:value-type="float">
            <text:p>14.1233287798</text:p>
          </table:table-cell>
          <table:table-cell office:value-type="float" office:value="0.0139825766581128" calcext:value-type="float">
            <text:p>0.0139825767</text:p>
          </table:table-cell>
        </table:table-row>
        <table:table-row table:style-name="ro1">
          <table:table-cell office:value-type="float" office:value="1625.247549" calcext:value-type="float">
            <text:p>1625.247549</text:p>
          </table:table-cell>
          <table:table-cell office:value-type="float" office:value="2.22224" calcext:value-type="float">
            <text:p>2.22224</text:p>
          </table:table-cell>
          <table:table-cell office:value-type="float" office:value="14.3477741433499" calcext:value-type="float">
            <text:p>14.3477741433</text:p>
          </table:table-cell>
          <table:table-cell office:value-type="float" office:value="0.016512301474961" calcext:value-type="float">
            <text:p>0.0165123015</text:p>
          </table:table-cell>
        </table:table-row>
        <table:table-row table:style-name="ro1">
          <table:table-cell office:value-type="float" office:value="1747.292449" calcext:value-type="float">
            <text:p>1747.292449</text:p>
          </table:table-cell>
          <table:table-cell office:value-type="float" office:value="3.080448" calcext:value-type="float">
            <text:p>3.080448</text:p>
          </table:table-cell>
          <table:table-cell office:value-type="float" office:value="14.6119287107604" calcext:value-type="float">
            <text:p>14.6119287108</text:p>
          </table:table-cell>
          <table:table-cell office:value-type="float" office:value="0.0205187231571558" calcext:value-type="float">
            <text:p>0.0205187232</text:p>
          </table:table-cell>
        </table:table-row>
        <table:table-row table:style-name="ro1">
          <table:table-cell office:value-type="float" office:value="1918.155309" calcext:value-type="float">
            <text:p>1918.155309</text:p>
          </table:table-cell>
          <table:table-cell office:value-type="float" office:value="4.309356" calcext:value-type="float">
            <text:p>4.309356</text:p>
          </table:table-cell>
          <table:table-cell office:value-type="float" office:value="15.0043763090247" calcext:value-type="float">
            <text:p>15.004376309</text:p>
          </table:table-cell>
          <table:table-cell office:value-type="float" office:value="0.0256175296428051" calcext:value-type="float">
            <text:p>0.0256175296</text:p>
          </table:table-cell>
        </table:table-row>
        <table:table-row table:style-name="ro1">
          <table:table-cell office:value-type="float" office:value="2060.364149" calcext:value-type="float">
            <text:p>2060.364149</text:p>
          </table:table-cell>
          <table:table-cell office:value-type="float" office:value="6.35202" calcext:value-type="float">
            <text:p>6.35202</text:p>
          </table:table-cell>
          <table:table-cell office:value-type="float" office:value="15.349828954298" calcext:value-type="float">
            <text:p>15.3498289543</text:p>
          </table:table-cell>
          <table:table-cell office:value-type="float" office:value="0.0330344551188604" calcext:value-type="float">
            <text:p>0.0330344551</text:p>
          </table:table-cell>
        </table:table-row>
        <table:table-row table:style-name="ro1">
          <table:table-cell office:value-type="float" office:value="2216.369369" calcext:value-type="float">
            <text:p>2216.369369</text:p>
          </table:table-cell>
          <table:table-cell office:value-type="float" office:value="8.5312" calcext:value-type="float">
            <text:p>8.5312</text:p>
          </table:table-cell>
          <table:table-cell office:value-type="float" office:value="15.7470397877607" calcext:value-type="float">
            <text:p>15.7470397878</text:p>
          </table:table-cell>
          <table:table-cell office:value-type="float" office:value="0.0400423903507271" calcext:value-type="float">
            <text:p>0.0400423904</text:p>
          </table:table-cell>
        </table:table-row>
        <table:table-row table:style-name="ro1">
          <table:table-cell office:value-type="float" office:value="2268.371109" calcext:value-type="float">
            <text:p>2268.371109</text:p>
          </table:table-cell>
          <table:table-cell office:value-type="float" office:value="9.18255" calcext:value-type="float">
            <text:p>9.18255</text:p>
          </table:table-cell>
          <table:table-cell office:value-type="float" office:value="15.8834487325994" calcext:value-type="float">
            <text:p>15.8834487326</text:p>
          </table:table-cell>
          <table:table-cell office:value-type="float" office:value="0.0429942438007694" calcext:value-type="float">
            <text:p>0.0429942438</text:p>
          </table:table-cell>
        </table:table-row>
        <table:table-row table:style-name="ro1">
          <table:table-cell office:value-type="float" office:value="2119.794709" calcext:value-type="float">
            <text:p>2119.794709</text:p>
          </table:table-cell>
          <table:table-cell office:value-type="float" office:value="6.964832" calcext:value-type="float">
            <text:p>6.964832</text:p>
          </table:table-cell>
          <table:table-cell office:value-type="float" office:value="15.4989697942842" calcext:value-type="float">
            <text:p>15.4989697943</text:p>
          </table:table-cell>
          <table:table-cell office:value-type="float" office:value="0.0350803167745105" calcext:value-type="float">
            <text:p>0.0350803168</text:p>
          </table:table-cell>
        </table:table-row>
        <table:table-row table:style-name="ro1">
          <table:table-cell office:value-type="float" office:value="1965.912009" calcext:value-type="float">
            <text:p>1965.912009</text:p>
          </table:table-cell>
          <table:table-cell office:value-type="float" office:value="5.0616" calcext:value-type="float">
            <text:p>5.0616</text:p>
          </table:table-cell>
          <table:table-cell office:value-type="float" office:value="15.1185452758067" calcext:value-type="float">
            <text:p>15.1185452758</text:p>
          </table:table-cell>
          <table:table-cell office:value-type="float" office:value="0.0284777878354341" calcext:value-type="float">
            <text:p>0.0284777878</text:p>
          </table:table-cell>
        </table:table-row>
        <table:table-row table:style-name="ro1">
          <table:table-cell office:value-type="float" office:value="1851.295929" calcext:value-type="float">
            <text:p>1851.295929</text:p>
          </table:table-cell>
          <table:table-cell office:value-type="float" office:value="3.604332" calcext:value-type="float">
            <text:p>3.604332</text:p>
          </table:table-cell>
          <table:table-cell office:value-type="float" office:value="14.8477733567381" calcext:value-type="float">
            <text:p>14.8477733567</text:p>
          </table:table-cell>
          <table:table-cell office:value-type="float" office:value="0.0227726288557118" calcext:value-type="float">
            <text:p>0.0227726289</text:p>
          </table:table-cell>
        </table:table-row>
        <table:table-row table:style-name="ro1">
          <table:table-cell office:value-type="float" office:value="1648.595269" calcext:value-type="float">
            <text:p>1648.595269</text:p>
          </table:table-cell>
          <table:table-cell office:value-type="float" office:value="2.3562" calcext:value-type="float">
            <text:p>2.3562</text:p>
          </table:table-cell>
          <table:table-cell office:value-type="float" office:value="14.3972229511777" calcext:value-type="float">
            <text:p>14.3972229512</text:p>
          </table:table-cell>
          <table:table-cell office:value-type="float" office:value="0.0171900814425063" calcext:value-type="float">
            <text:p>0.0171900814</text:p>
          </table:table-cell>
        </table:table-row>
        <table:table-row table:style-name="ro1">
          <table:table-cell office:value-type="float" office:value="1449.078389" calcext:value-type="float">
            <text:p>1449.078389</text:p>
          </table:table-cell>
          <table:table-cell office:value-type="float" office:value="1.51097" calcext:value-type="float">
            <text:p>1.51097</text:p>
          </table:table-cell>
          <table:table-cell office:value-type="float" office:value="13.9919524904069" calcext:value-type="float">
            <text:p>13.9919524904</text:p>
          </table:table-cell>
          <table:table-cell office:value-type="float" office:value="0.01275502744019" calcext:value-type="float">
            <text:p>0.0127550274</text:p>
          </table:table-cell>
        </table:table-row>
        <table:table-row table:style-name="ro1">
          <table:table-cell office:value-type="float" office:value="1322.788449" calcext:value-type="float">
            <text:p>1322.788449</text:p>
          </table:table-cell>
          <table:table-cell office:value-type="float" office:value="1.073088" calcext:value-type="float">
            <text:p>1.073088</text:p>
          </table:table-cell>
          <table:table-cell office:value-type="float" office:value="13.7565552151135" calcext:value-type="float">
            <text:p>13.7565552151</text:p>
          </table:table-cell>
          <table:table-cell office:value-type="float" office:value="0.01010425652881" calcext:value-type="float">
            <text:p>0.0101042565</text:p>
          </table:table-cell>
        </table:table-row>
      </table:table>
      <table:table table:name="TT" table:style-name="ta1">
        <table:table-column table:style-name="co1" table:number-columns-repeated="4" table:default-cell-style-name="Default"/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ata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533" calcext:value-type="float">
            <text:p>0.533</text:p>
          </table:table-cell>
          <table:table-cell office:value-type="float" office:value="1.774" calcext:value-type="float">
            <text:p>1.7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1]*[.C1]" office:value-type="float" office:value="0.945542" calcext:value-type="float">
            <text:p>0.945542</text:p>
          </table:table-cell>
          <table:table-cell table:formula="of:=SQRT(POWER([.B1]*[.F1];2)+POWER([.C1]*[.E1];2))" office:value-type="float" office:value="0.00926170205739744" calcext:value-type="float">
            <text:p>0.0092617021</text:p>
          </table:table-cell>
          <table:table-cell table:formula="of:=[.A1]+273.15" office:value-type="float" office:value="1233.15" calcext:value-type="float">
            <text:p>1233.15</text:p>
          </table:table-cell>
          <table:table-cell table:formula="of:=[.$B$20]+[.$B$21]*[.I1]" office:value-type="float" office:value="1277.154269" calcext:value-type="float">
            <text:p>1277.154269</text:p>
          </table:table-cell>
          <table:table-cell table:formula="of:=SQRT(POWER([.$D$20];2)+POWER([.I1]*[.$D$21];2)+POWER([.$B$21]*[.D1];2))" office:value-type="float" office:value="13.6757330567021" calcext:value-type="float">
            <text:p>13.6757330567</text:p>
          </table:table-cell>
          <table:table-cell table:formula="of:=LOG([.J1])" office:value-type="float" office:value="3.10624335938469" calcext:value-type="float">
            <text:p>3.1062433594</text:p>
          </table:table-cell>
          <table:table-cell table:formula="of:=LOG([.G1]/[.P1])" office:value-type="float" office:value="0.81985022068402" calcext:value-type="float">
            <text:p>0.8198502207</text:p>
          </table:table-cell>
          <table:table-cell table:formula="of:=[.K1]/[.J1]" office:value-type="float" office:value="0.0107079727082697" calcext:value-type="float">
            <text:p>0.0107079727</text:p>
          </table:table-cell>
          <table:table-cell table:formula="of:=SQRT(POWER([.H1]/[.G1];2)+POWER([.Q1]/[.P1];2))" office:value-type="float" office:value="0.0358727535279721" calcext:value-type="float">
            <text:p>0.0358727535</text:p>
          </table:table-cell>
          <table:table-cell table:formula="of:=[.$B$24]+[.$B$25]*[.J1]" office:value-type="float" office:value="0.143162938463672" calcext:value-type="float">
            <text:p>0.1431629385</text:p>
          </table:table-cell>
          <table:table-cell table:formula="of:=SQRT(POWER([.$D$24];2)+POWER([.J1]*[.$D$25];2)+POWER([.K1]*[.$B$25];2))" office:value-type="float" office:value="0.0049404905146754" calcext:value-type="float">
            <text:p>0.0049404905</text:p>
          </table:table-cell>
          <table:table-cell table:formula="of:=LOG([.G1])" office:value-type="float" office:value="-0.0243191754777201" calcext:value-type="float">
            <text:p>-0.0243191755</text:p>
          </table:table-cell>
          <table:table-cell table:formula="of:=[.H1]/[.G1]" office:value-type="float" office:value="0.00979512497318727" calcext:value-type="float">
            <text:p>0.009795125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584" calcext:value-type="float">
            <text:p>0.584</text:p>
          </table:table-cell>
          <table:table-cell office:value-type="float" office:value="2.226" calcext:value-type="float">
            <text:p>2.2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2]*[.C2]" office:value-type="float" office:value="1.299984" calcext:value-type="float">
            <text:p>1.299984</text:p>
          </table:table-cell>
          <table:table-cell table:formula="of:=SQRT(POWER([.B2]*[.F2];2)+POWER([.C2]*[.E2];2))" office:value-type="float" office:value="0.0115066632869829" calcext:value-type="float">
            <text:p>0.0115066633</text:p>
          </table:table-cell>
          <table:table-cell table:formula="of:=[.A2]+273.15" office:value-type="float" office:value="1364.15" calcext:value-type="float">
            <text:p>1364.15</text:p>
          </table:table-cell>
          <table:table-cell table:formula="of:=[.$B$20]+[.$B$21]*[.I2]" office:value-type="float" office:value="1416.179329" calcext:value-type="float">
            <text:p>1416.179329</text:p>
          </table:table-cell>
          <table:table-cell table:formula="of:=SQRT(POWER([.$D$20];2)+POWER([.I2]*[.$D$21];2)+POWER([.$B$21]*[.D2];2))" office:value-type="float" office:value="13.9290016114758" calcext:value-type="float">
            <text:p>13.9290016115</text:p>
          </table:table-cell>
          <table:table-cell table:formula="of:=LOG([.J2])" office:value-type="float" office:value="3.15111825099776" calcext:value-type="float">
            <text:p>3.151118251</text:p>
          </table:table-cell>
          <table:table-cell table:formula="of:=LOG([.G2]/[.P2])" office:value-type="float" office:value="0.898281989092989" calcext:value-type="float">
            <text:p>0.8982819891</text:p>
          </table:table-cell>
          <table:table-cell table:formula="of:=[.K2]/[.J2]" office:value-type="float" office:value="0.00983561991496613" calcext:value-type="float">
            <text:p>0.0098356199</text:p>
          </table:table-cell>
          <table:table-cell table:formula="of:=SQRT(POWER([.H2]/[.G2];2)+POWER([.Q2]/[.P2];2))" office:value-type="float" office:value="0.0326054366675522" calcext:value-type="float">
            <text:p>0.0326054367</text:p>
          </table:table-cell>
          <table:table-cell table:formula="of:=[.$B$24]+[.$B$25]*[.J2]" office:value-type="float" office:value="0.164306981788952" calcext:value-type="float">
            <text:p>0.1643069818</text:p>
          </table:table-cell>
          <table:table-cell table:formula="of:=SQRT(POWER([.$D$24];2)+POWER([.J2]*[.$D$25];2)+POWER([.K2]*[.$B$25];2))" office:value-type="float" office:value="0.00515611808356852" calcext:value-type="float">
            <text:p>0.0051561181</text:p>
          </table:table-cell>
          <table:table-cell table:formula="of:=LOG([.G2])" office:value-type="float" office:value="0.113938007111089" calcext:value-type="float">
            <text:p>0.1139380071</text:p>
          </table:table-cell>
          <table:table-cell table:formula="of:=[.H2]/[.G2]" office:value-type="float" office:value="0.00885138839169012" calcext:value-type="float">
            <text:p>0.0088513884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637" calcext:value-type="float">
            <text:p>0.637</text:p>
          </table:table-cell>
          <table:table-cell office:value-type="float" office:value="2.723" calcext:value-type="float">
            <text:p>2.7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3]*[.C3]" office:value-type="float" office:value="1.734551" calcext:value-type="float">
            <text:p>1.734551</text:p>
          </table:table-cell>
          <table:table-cell table:formula="of:=SQRT(POWER([.B3]*[.F3];2)+POWER([.C3]*[.E3];2))" office:value-type="float" office:value="0.0139825766581128" calcext:value-type="float">
            <text:p>0.0139825767</text:p>
          </table:table-cell>
          <table:table-cell table:formula="of:=[.A3]+273.15" office:value-type="float" office:value="1458.15" calcext:value-type="float">
            <text:p>1458.15</text:p>
          </table:table-cell>
          <table:table-cell table:formula="of:=[.$B$20]+[.$B$21]*[.I3]" office:value-type="float" office:value="1515.937769" calcext:value-type="float">
            <text:p>1515.937769</text:p>
          </table:table-cell>
          <table:table-cell table:formula="of:=SQRT(POWER([.$D$20];2)+POWER([.I3]*[.$D$21];2)+POWER([.$B$21]*[.D3];2))" office:value-type="float" office:value="14.1233287797692" calcext:value-type="float">
            <text:p>14.1233287798</text:p>
          </table:table-cell>
          <table:table-cell table:formula="of:=LOG([.J3])" office:value-type="float" office:value="3.18068137337082" calcext:value-type="float">
            <text:p>3.1806813734</text:p>
          </table:table-cell>
          <table:table-cell table:formula="of:=LOG([.G3]/[.P3])" office:value-type="float" office:value="0.985173327513071" calcext:value-type="float">
            <text:p>0.9851733275</text:p>
          </table:table-cell>
          <table:table-cell table:formula="of:=[.K3]/[.J3]" office:value-type="float" office:value="0.00931656237385374" calcext:value-type="float">
            <text:p>0.0093165624</text:p>
          </table:table-cell>
          <table:table-cell table:formula="of:=SQRT(POWER([.H3]/[.G3];2)+POWER([.Q3]/[.P3];2))" office:value-type="float" office:value="0.0307096688039254" calcext:value-type="float">
            <text:p>0.0307096688</text:p>
          </table:table-cell>
          <table:table-cell table:formula="of:=[.$B$24]+[.$B$25]*[.J3]" office:value-type="float" office:value="0.179479043411672" calcext:value-type="float">
            <text:p>0.1794790434</text:p>
          </table:table-cell>
          <table:table-cell table:formula="of:=SQRT(POWER([.$D$24];2)+POWER([.J3]*[.$D$25];2)+POWER([.K3]*[.$B$25];2))" office:value-type="float" office:value="0.005318460072545" calcext:value-type="float">
            <text:p>0.0053184601</text:p>
          </table:table-cell>
          <table:table-cell table:formula="of:=LOG([.G3])" office:value-type="float" office:value="0.239187073675315" calcext:value-type="float">
            <text:p>0.2391870737</text:p>
          </table:table-cell>
          <table:table-cell table:formula="of:=[.H3]/[.G3]" office:value-type="float" office:value="0.00806120815018571" calcext:value-type="float">
            <text:p>0.0080612082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688" calcext:value-type="float">
            <text:p>0.688</text:p>
          </table:table-cell>
          <table:table-cell office:value-type="float" office:value="3.23" calcext:value-type="float">
            <text:p>3.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4]*[.C4]" office:value-type="float" office:value="2.22224" calcext:value-type="float">
            <text:p>2.22224</text:p>
          </table:table-cell>
          <table:table-cell table:formula="of:=SQRT(POWER([.B4]*[.F4];2)+POWER([.C4]*[.E4];2))" office:value-type="float" office:value="0.016512301474961" calcext:value-type="float">
            <text:p>0.0165123015</text:p>
          </table:table-cell>
          <table:table-cell table:formula="of:=[.A4]+273.15" office:value-type="float" office:value="1561.15" calcext:value-type="float">
            <text:p>1561.15</text:p>
          </table:table-cell>
          <table:table-cell table:formula="of:=[.$B$20]+[.$B$21]*[.I4]" office:value-type="float" office:value="1625.247549" calcext:value-type="float">
            <text:p>1625.247549</text:p>
          </table:table-cell>
          <table:table-cell table:formula="of:=SQRT(POWER([.$D$20];2)+POWER([.I4]*[.$D$21];2)+POWER([.$B$21]*[.D4];2))" office:value-type="float" office:value="14.3477741433499" calcext:value-type="float">
            <text:p>14.3477741433</text:p>
          </table:table-cell>
          <table:table-cell table:formula="of:=LOG([.J4])" office:value-type="float" office:value="3.21091951976208" calcext:value-type="float">
            <text:p>3.2109195198</text:p>
          </table:table-cell>
          <table:table-cell table:formula="of:=LOG([.G4]/[.P4])" office:value-type="float" office:value="1.05430506370995" calcext:value-type="float">
            <text:p>1.0543050637</text:p>
          </table:table-cell>
          <table:table-cell table:formula="of:=[.K4]/[.J4]" office:value-type="float" office:value="0.00882805462600325" calcext:value-type="float">
            <text:p>0.0088280546</text:p>
          </table:table-cell>
          <table:table-cell table:formula="of:=SQRT(POWER([.H4]/[.G4];2)+POWER([.Q4]/[.P4];2))" office:value-type="float" office:value="0.0290282948443572" calcext:value-type="float">
            <text:p>0.0290282948</text:p>
          </table:table-cell>
          <table:table-cell table:formula="of:=[.$B$24]+[.$B$25]*[.J4]" office:value-type="float" office:value="0.196103749232312" calcext:value-type="float">
            <text:p>0.1961037492</text:p>
          </table:table-cell>
          <table:table-cell table:formula="of:=SQRT(POWER([.$D$24];2)+POWER([.J4]*[.$D$25];2)+POWER([.K4]*[.$B$25];2))" office:value-type="float" office:value="0.00550290296132752" calcext:value-type="float">
            <text:p>0.005502903</text:p>
          </table:table-cell>
          <table:table-cell table:formula="of:=LOG([.G4])" office:value-type="float" office:value="0.346790960566614" calcext:value-type="float">
            <text:p>0.3467909606</text:p>
          </table:table-cell>
          <table:table-cell table:formula="of:=[.H4]/[.G4]" office:value-type="float" office:value="0.0074304762199227" calcext:value-type="float">
            <text:p>0.0074304762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764" calcext:value-type="float">
            <text:p>0.764</text:p>
          </table:table-cell>
          <table:table-cell office:value-type="float" office:value="4.032" calcext:value-type="float">
            <text:p>4.0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5]*[.C5]" office:value-type="float" office:value="3.080448" calcext:value-type="float">
            <text:p>3.080448</text:p>
          </table:table-cell>
          <table:table-cell table:formula="of:=SQRT(POWER([.B5]*[.F5];2)+POWER([.C5]*[.E5];2))" office:value-type="float" office:value="0.0205187231571558" calcext:value-type="float">
            <text:p>0.0205187232</text:p>
          </table:table-cell>
          <table:table-cell table:formula="of:=[.A5]+273.15" office:value-type="float" office:value="1676.15" calcext:value-type="float">
            <text:p>1676.15</text:p>
          </table:table-cell>
          <table:table-cell table:formula="of:=[.$B$20]+[.$B$21]*[.I5]" office:value-type="float" office:value="1747.292449" calcext:value-type="float">
            <text:p>1747.292449</text:p>
          </table:table-cell>
          <table:table-cell table:formula="of:=SQRT(POWER([.$D$20];2)+POWER([.I5]*[.$D$21];2)+POWER([.$B$21]*[.D5];2))" office:value-type="float" office:value="14.6119287107604" calcext:value-type="float">
            <text:p>14.6119287108</text:p>
          </table:table-cell>
          <table:table-cell table:formula="of:=LOG([.J5])" office:value-type="float" office:value="3.24236560009308" calcext:value-type="float">
            <text:p>3.2423656001</text:p>
          </table:table-cell>
          <table:table-cell table:formula="of:=LOG([.G5]/[.P5])" office:value-type="float" office:value="1.15685200600972" calcext:value-type="float">
            <text:p>1.156852006</text:p>
          </table:table-cell>
          <table:table-cell table:formula="of:=[.K5]/[.J5]" office:value-type="float" office:value="0.00836261194805887" calcext:value-type="float">
            <text:p>0.0083626119</text:p>
          </table:table-cell>
          <table:table-cell table:formula="of:=SQRT(POWER([.H5]/[.G5];2)+POWER([.Q5]/[.P5];2))" office:value-type="float" office:value="0.0274486315762418" calcext:value-type="float">
            <text:p>0.0274486316</text:p>
          </table:table-cell>
          <table:table-cell table:formula="of:=[.$B$24]+[.$B$25]*[.J5]" office:value-type="float" office:value="0.214665313983512" calcext:value-type="float">
            <text:p>0.214665314</text:p>
          </table:table-cell>
          <table:table-cell table:formula="of:=SQRT(POWER([.$D$24];2)+POWER([.J5]*[.$D$25];2)+POWER([.K5]*[.$B$25];2))" office:value-type="float" office:value="0.00571614296840817" calcext:value-type="float">
            <text:p>0.005716143</text:p>
          </table:table-cell>
          <table:table-cell table:formula="of:=LOG([.G5])" office:value-type="float" office:value="0.488613882013159" calcext:value-type="float">
            <text:p>0.488613882</text:p>
          </table:table-cell>
          <table:table-cell table:formula="of:=[.H5]/[.G5]" office:value-type="float" office:value="0.00666095423690183" calcext:value-type="float">
            <text:p>0.0066609542</text:p>
          </table:table-cell>
          <table:table-cell table:formula="of:=[.G5]/([.P5]*[.$B$27]*POWER([.J5];4))*100000000" office:value-type="float" office:value="4.27648649490276" calcext:value-type="float">
            <text:p>4.2764864949</text:p>
          </table:table-cell>
          <table:table-cell table:formula="of:=[.T5]*SQRT(POWER([.Q5]/[.P5];2)+POWER([.H5]/[.G5];2)+POWER([.$D$27]/[.$B$27];2)+POWER(4*[.K5]/[.J5];2))" office:value-type="float" office:value="0.622114636284683" calcext:value-type="float">
            <text:p>0.6221146363</text:p>
          </table:table-cell>
          <table:table-cell table:formula="of:=POWER([.T5]-[.$T$20];2)" office:value-type="float" office:value="0.358495912633761" calcext:value-type="float">
            <text:p>0.358495912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853" calcext:value-type="float">
            <text:p>0.853</text:p>
          </table:table-cell>
          <table:table-cell office:value-type="float" office:value="5.052" calcext:value-type="float">
            <text:p>5.0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6]*[.C6]" office:value-type="float" office:value="4.309356" calcext:value-type="float">
            <text:p>4.309356</text:p>
          </table:table-cell>
          <table:table-cell table:formula="of:=SQRT(POWER([.B6]*[.F6];2)+POWER([.C6]*[.E6];2))" office:value-type="float" office:value="0.0256175296428051" calcext:value-type="float">
            <text:p>0.0256175296</text:p>
          </table:table-cell>
          <table:table-cell table:formula="of:=[.A6]+273.15" office:value-type="float" office:value="1837.15" calcext:value-type="float">
            <text:p>1837.15</text:p>
          </table:table-cell>
          <table:table-cell table:formula="of:=[.$B$20]+[.$B$21]*[.I6]" office:value-type="float" office:value="1918.155309" calcext:value-type="float">
            <text:p>1918.155309</text:p>
          </table:table-cell>
          <table:table-cell table:formula="of:=SQRT(POWER([.$D$20];2)+POWER([.I6]*[.$D$21];2)+POWER([.$B$21]*[.D6];2))" office:value-type="float" office:value="15.0043763090247" calcext:value-type="float">
            <text:p>15.004376309</text:p>
          </table:table-cell>
          <table:table-cell table:formula="of:=LOG([.J6])" office:value-type="float" office:value="3.28288376816884" calcext:value-type="float">
            <text:p>3.2828837682</text:p>
          </table:table-cell>
          <table:table-cell table:formula="of:=LOG([.G6]/[.P6])" office:value-type="float" office:value="1.25302379167189" calcext:value-type="float">
            <text:p>1.2530237917</text:p>
          </table:table-cell>
          <table:table-cell table:formula="of:=[.K6]/[.J6]" office:value-type="float" office:value="0.00782229480513075" calcext:value-type="float">
            <text:p>0.0078222948</text:p>
          </table:table-cell>
          <table:table-cell table:formula="of:=SQRT(POWER([.H6]/[.G6];2)+POWER([.Q6]/[.P6];2))" office:value-type="float" office:value="0.0257367892435352" calcext:value-type="float">
            <text:p>0.0257367892</text:p>
          </table:table-cell>
          <table:table-cell table:formula="of:=[.$B$24]+[.$B$25]*[.J6]" office:value-type="float" office:value="0.240651504635192" calcext:value-type="float">
            <text:p>0.2406515046</text:p>
          </table:table-cell>
          <table:table-cell table:formula="of:=SQRT(POWER([.$D$24];2)+POWER([.J6]*[.$D$25];2)+POWER([.K6]*[.$B$25];2))" office:value-type="float" office:value="0.00602611591663227" calcext:value-type="float">
            <text:p>0.0060261159</text:p>
          </table:table-cell>
          <table:table-cell table:formula="of:=LOG([.G6])" office:value-type="float" office:value="0.634412373050816" calcext:value-type="float">
            <text:p>0.6344123731</text:p>
          </table:table-cell>
          <table:table-cell table:formula="of:=[.H6]/[.G6]" office:value-type="float" office:value="0.00594463062295274" calcext:value-type="float">
            <text:p>0.0059446306</text:p>
          </table:table-cell>
          <table:table-cell table:formula="of:=[.G6]/([.P6]*[.$B$27]*POWER([.J6];4))*100000000" office:value-type="float" office:value="3.6743981879" calcext:value-type="float">
            <text:p>3.6743981879</text:p>
          </table:table-cell>
          <table:table-cell table:formula="of:=[.T6]*SQRT(POWER([.Q6]/[.P6];2)+POWER([.H6]/[.G6];2)+POWER([.$D$27]/[.$B$27];2)+POWER(4*[.K6]/[.J6];2))" office:value-type="float" office:value="0.53160197565911" calcext:value-type="float">
            <text:p>0.5316019757</text:p>
          </table:table-cell>
          <table:table-cell table:formula="of:=POWER([.T6]-[.$T$20];2)" office:value-type="float" office:value="0.0000111758166353173" calcext:value-type="float">
            <text:p>1.11758166353173E-00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972" calcext:value-type="float">
            <text:p>0.972</text:p>
          </table:table-cell>
          <table:table-cell office:value-type="float" office:value="6.535" calcext:value-type="float">
            <text:p>6.5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7]*[.C7]" office:value-type="float" office:value="6.35202" calcext:value-type="float">
            <text:p>6.35202</text:p>
          </table:table-cell>
          <table:table-cell table:formula="of:=SQRT(POWER([.B7]*[.F7];2)+POWER([.C7]*[.E7];2))" office:value-type="float" office:value="0.0330344551188604" calcext:value-type="float">
            <text:p>0.0330344551</text:p>
          </table:table-cell>
          <table:table-cell table:formula="of:=[.A7]+273.15" office:value-type="float" office:value="1971.15" calcext:value-type="float">
            <text:p>1971.15</text:p>
          </table:table-cell>
          <table:table-cell table:formula="of:=[.$B$20]+[.$B$21]*[.I7]" office:value-type="float" office:value="2060.364149" calcext:value-type="float">
            <text:p>2060.364149</text:p>
          </table:table-cell>
          <table:table-cell table:formula="of:=SQRT(POWER([.$D$20];2)+POWER([.I7]*[.$D$21];2)+POWER([.$B$21]*[.D7];2))" office:value-type="float" office:value="15.349828954298" calcext:value-type="float">
            <text:p>15.3498289543</text:p>
          </table:table-cell>
          <table:table-cell table:formula="of:=LOG([.J7])" office:value-type="float" office:value="3.31394398441038" calcext:value-type="float">
            <text:p>3.3139439844</text:p>
          </table:table-cell>
          <table:table-cell table:formula="of:=LOG([.G7]/[.P7])" office:value-type="float" office:value="1.38414707479147" calcext:value-type="float">
            <text:p>1.3841470748</text:p>
          </table:table-cell>
          <table:table-cell table:formula="of:=[.K7]/[.J7]" office:value-type="float" office:value="0.00745005632220309" calcext:value-type="float">
            <text:p>0.0074500563</text:p>
          </table:table-cell>
          <table:table-cell table:formula="of:=SQRT(POWER([.H7]/[.G7];2)+POWER([.Q7]/[.P7];2))" office:value-type="float" office:value="0.0245506253507654" calcext:value-type="float">
            <text:p>0.0245506254</text:p>
          </table:table-cell>
          <table:table-cell table:formula="of:=[.$B$24]+[.$B$25]*[.J7]" office:value-type="float" office:value="0.262279762693112" calcext:value-type="float">
            <text:p>0.2622797627</text:p>
          </table:table-cell>
          <table:table-cell table:formula="of:=SQRT(POWER([.$D$24];2)+POWER([.J7]*[.$D$25];2)+POWER([.K7]*[.$B$25];2))" office:value-type="float" office:value="0.00629300234482433" calcext:value-type="float">
            <text:p>0.0062930023</text:p>
          </table:table-cell>
          <table:table-cell table:formula="of:=LOG([.G7])" office:value-type="float" office:value="0.802911856842838" calcext:value-type="float">
            <text:p>0.8029118568</text:p>
          </table:table-cell>
          <table:table-cell table:formula="of:=[.H7]/[.G7]" office:value-type="float" office:value="0.00520062202556988" calcext:value-type="float">
            <text:p>0.005200622</text:p>
          </table:table-cell>
          <table:table-cell table:formula="of:=[.G7]/([.P7]*[.$B$27]*POWER([.J7];4))*100000000" office:value-type="float" office:value="3.73309151327123" calcext:value-type="float">
            <text:p>3.7330915133</text:p>
          </table:table-cell>
          <table:table-cell table:formula="of:=[.T7]*SQRT(POWER([.Q7]/[.P7];2)+POWER([.H7]/[.G7];2)+POWER([.$D$27]/[.$B$27];2)+POWER(4*[.K7]/[.J7];2))" office:value-type="float" office:value="0.538146993170801" calcext:value-type="float">
            <text:p>0.5381469932</text:p>
          </table:table-cell>
          <table:table-cell table:formula="of:=POWER([.T7]-[.$T$20];2)" office:value-type="float" office:value="0.00306365574316073" calcext:value-type="float">
            <text:p>0.0030636557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.075" calcext:value-type="float">
            <text:p>1.075</text:p>
          </table:table-cell>
          <table:table-cell office:value-type="float" office:value="7.936" calcext:value-type="float">
            <text:p>7.9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8]*[.C8]" office:value-type="float" office:value="8.5312" calcext:value-type="float">
            <text:p>8.5312</text:p>
          </table:table-cell>
          <table:table-cell table:formula="of:=SQRT(POWER([.B8]*[.F8];2)+POWER([.C8]*[.E8];2))" office:value-type="float" office:value="0.0400423903507271" calcext:value-type="float">
            <text:p>0.0400423904</text:p>
          </table:table-cell>
          <table:table-cell table:formula="of:=[.A8]+273.15" office:value-type="float" office:value="2118.15" calcext:value-type="float">
            <text:p>2118.15</text:p>
          </table:table-cell>
          <table:table-cell table:formula="of:=[.$B$20]+[.$B$21]*[.I8]" office:value-type="float" office:value="2216.369369" calcext:value-type="float">
            <text:p>2216.369369</text:p>
          </table:table-cell>
          <table:table-cell table:formula="of:=SQRT(POWER([.$D$20];2)+POWER([.I8]*[.$D$21];2)+POWER([.$B$21]*[.D8];2))" office:value-type="float" office:value="15.7470397877607" calcext:value-type="float">
            <text:p>15.7470397878</text:p>
          </table:table-cell>
          <table:table-cell table:formula="of:=LOG([.J8])" office:value-type="float" office:value="3.34564213942768" calcext:value-type="float">
            <text:p>3.3456421394</text:p>
          </table:table-cell>
          <table:table-cell table:formula="of:=LOG([.G8]/[.P8])" office:value-type="float" office:value="1.47463454714337" calcext:value-type="float">
            <text:p>1.4746345471</text:p>
          </table:table-cell>
          <table:table-cell table:formula="of:=[.K8]/[.J8]" office:value-type="float" office:value="0.00710488062504924" calcext:value-type="float">
            <text:p>0.0071048806</text:p>
          </table:table-cell>
          <table:table-cell table:formula="of:=SQRT(POWER([.H8]/[.G8];2)+POWER([.Q8]/[.P8];2))" office:value-type="float" office:value="0.0235277964321087" calcext:value-type="float">
            <text:p>0.0235277964</text:p>
          </table:table-cell>
          <table:table-cell table:formula="of:=[.$B$24]+[.$B$25]*[.J8]" office:value-type="float" office:value="0.286006284592472" calcext:value-type="float">
            <text:p>0.2860062846</text:p>
          </table:table-cell>
          <table:table-cell table:formula="of:=SQRT(POWER([.$D$24];2)+POWER([.J8]*[.$D$25];2)+POWER([.K8]*[.$B$25];2))" office:value-type="float" office:value="0.00659383714055679" calcext:value-type="float">
            <text:p>0.0065938371</text:p>
          </table:table-cell>
          <table:table-cell table:formula="of:=LOG([.G8])" office:value-type="float" office:value="0.931010123397746" calcext:value-type="float">
            <text:p>0.9310101234</text:p>
          </table:table-cell>
          <table:table-cell table:formula="of:=[.H8]/[.G8]" office:value-type="float" office:value="0.0046936410294832" calcext:value-type="float">
            <text:p>0.004693641</text:p>
          </table:table-cell>
          <table:table-cell table:formula="of:=[.G8]/([.P8]*[.$B$27]*POWER([.J8];4))*100000000" office:value-type="float" office:value="3.43370901481239" calcext:value-type="float">
            <text:p>3.4337090148</text:p>
          </table:table-cell>
          <table:table-cell table:formula="of:=[.T8]*SQRT(POWER([.Q8]/[.P8];2)+POWER([.H8]/[.G8];2)+POWER([.$D$27]/[.$B$27];2)+POWER(4*[.K8]/[.J8];2))" office:value-type="float" office:value="0.493443816920372" calcext:value-type="float">
            <text:p>0.4934438169</text:p>
          </table:table-cell>
          <table:table-cell table:formula="of:=POWER([.T8]-[.$T$20];2)" office:value-type="float" office:value="0.059551713738851" calcext:value-type="float">
            <text:p>0.0595517137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.105" calcext:value-type="float">
            <text:p>1.105</text:p>
          </table:table-cell>
          <table:table-cell office:value-type="float" office:value="8.31" calcext:value-type="float">
            <text:p>8.31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formula="of:=[.B9]*[.C9]" office:value-type="float" office:value="9.18255" calcext:value-type="float">
            <text:p>9.18255</text:p>
          </table:table-cell>
          <table:table-cell table:formula="of:=SQRT(POWER([.B9]*[.F9];2)+POWER([.C9]*[.E9];2))" office:value-type="float" office:value="0.0429942438007694" calcext:value-type="float">
            <text:p>0.0429942438</text:p>
          </table:table-cell>
          <table:table-cell table:formula="of:=[.A9]+273.15" office:value-type="float" office:value="2167.15" calcext:value-type="float">
            <text:p>2167.15</text:p>
          </table:table-cell>
          <table:table-cell table:formula="of:=[.$B$20]+[.$B$21]*[.I9]" office:value-type="float" office:value="2268.371109" calcext:value-type="float">
            <text:p>2268.371109</text:p>
          </table:table-cell>
          <table:table-cell table:formula="of:=SQRT(POWER([.$D$20];2)+POWER([.I9]*[.$D$21];2)+POWER([.$B$21]*[.D9];2))" office:value-type="float" office:value="15.8834487325994" calcext:value-type="float">
            <text:p>15.8834487326</text:p>
          </table:table-cell>
          <table:table-cell table:formula="of:=LOG([.J9])" office:value-type="float" office:value="3.35571410727831" calcext:value-type="float">
            <text:p>3.3557141073</text:p>
          </table:table-cell>
          <table:table-cell table:formula="of:=LOG([.G9]/[.P9])" office:value-type="float" office:value="1.49474136584154" calcext:value-type="float">
            <text:p>1.4947413658</text:p>
          </table:table-cell>
          <table:table-cell table:formula="of:=[.K9]/[.J9]" office:value-type="float" office:value="0.00700213852556141" calcext:value-type="float">
            <text:p>0.0070021385</text:p>
          </table:table-cell>
          <table:table-cell table:formula="of:=SQRT(POWER([.H9]/[.G9];2)+POWER([.Q9]/[.P9];2))" office:value-type="float" office:value="0.0232575847767718" calcext:value-type="float">
            <text:p>0.0232575848</text:p>
          </table:table-cell>
          <table:table-cell table:formula="of:=[.$B$24]+[.$B$25]*[.J9]" office:value-type="float" office:value="0.293915125225592" calcext:value-type="float">
            <text:p>0.2939151252</text:p>
          </table:table-cell>
          <table:table-cell table:formula="of:=SQRT(POWER([.$D$24];2)+POWER([.J9]*[.$D$25];2)+POWER([.K9]*[.$B$25];2))" office:value-type="float" office:value="0.00669580038470591" calcext:value-type="float">
            <text:p>0.0066958004</text:p>
          </table:table-cell>
          <table:table-cell table:formula="of:=LOG([.G9])" office:value-type="float" office:value="0.96296330180524" calcext:value-type="float">
            <text:p>0.9629633018</text:p>
          </table:table-cell>
          <table:table-cell table:formula="of:=[.H9]/[.G9]" office:value-type="float" office:value="0.00468216822132952" calcext:value-type="float">
            <text:p>0.0046821682</text:p>
          </table:table-cell>
          <table:table-cell table:formula="of:=[.G9]/([.P9]*[.$B$27]*POWER([.J9];4))*100000000" office:value-type="float" office:value="3.27779988726255" calcext:value-type="float">
            <text:p>3.2777998873</text:p>
          </table:table-cell>
          <table:table-cell table:formula="of:=[.T9]*SQRT(POWER([.Q9]/[.P9];2)+POWER([.H9]/[.G9];2)+POWER([.$D$27]/[.$B$27];2)+POWER(4*[.K9]/[.J9];2))" office:value-type="float" office:value="0.470629948250127" calcext:value-type="float">
            <text:p>0.4706299483</text:p>
          </table:table-cell>
          <table:table-cell table:formula="of:=POWER([.T9]-[.$T$20];2)" office:value-type="float" office:value="0.159953064010628" calcext:value-type="float">
            <text:p>0.159953064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.003" calcext:value-type="float">
            <text:p>1.003</text:p>
          </table:table-cell>
          <table:table-cell office:value-type="float" office:value="6.944" calcext:value-type="float">
            <text:p>6.9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10]*[.C10]" office:value-type="float" office:value="6.964832" calcext:value-type="float">
            <text:p>6.964832</text:p>
          </table:table-cell>
          <table:table-cell table:formula="of:=SQRT(POWER([.B10]*[.F10];2)+POWER([.C10]*[.E10];2))" office:value-type="float" office:value="0.0350803167745105" calcext:value-type="float">
            <text:p>0.0350803168</text:p>
          </table:table-cell>
          <table:table-cell table:formula="of:=[.A10]+273.15" office:value-type="float" office:value="2027.15" calcext:value-type="float">
            <text:p>2027.15</text:p>
          </table:table-cell>
          <table:table-cell table:formula="of:=[.$B$20]+[.$B$21]*[.I10]" office:value-type="float" office:value="2119.794709" calcext:value-type="float">
            <text:p>2119.794709</text:p>
          </table:table-cell>
          <table:table-cell table:formula="of:=SQRT(POWER([.$D$20];2)+POWER([.I10]*[.$D$21];2)+POWER([.$B$21]*[.D10];2))" office:value-type="float" office:value="15.4989697942842" calcext:value-type="float">
            <text:p>15.4989697943</text:p>
          </table:table-cell>
          <table:table-cell table:formula="of:=LOG([.J10])" office:value-type="float" office:value="3.32629380382237" calcext:value-type="float">
            <text:p>3.3262938038</text:p>
          </table:table-cell>
          <table:table-cell table:formula="of:=LOG([.G10]/[.P10])" office:value-type="float" office:value="1.40943133753" calcext:value-type="float">
            <text:p>1.4094313375</text:p>
          </table:table-cell>
          <table:table-cell table:formula="of:=[.K10]/[.J10]" office:value-type="float" office:value="0.00731154282463312" calcext:value-type="float">
            <text:p>0.0073115428</text:p>
          </table:table-cell>
          <table:table-cell table:formula="of:=SQRT(POWER([.H10]/[.G10];2)+POWER([.Q10]/[.P10];2))" office:value-type="float" office:value="0.0241443172462988" calcext:value-type="float">
            <text:p>0.0241443172</text:p>
          </table:table-cell>
          <table:table-cell table:formula="of:=[.$B$24]+[.$B$25]*[.J10]" office:value-type="float" office:value="0.271318437702392" calcext:value-type="float">
            <text:p>0.2713184377</text:p>
          </table:table-cell>
          <table:table-cell table:formula="of:=SQRT(POWER([.$D$24];2)+POWER([.J10]*[.$D$25];2)+POWER([.K10]*[.$B$25];2))" office:value-type="float" office:value="0.00640667184301763" calcext:value-type="float">
            <text:p>0.0064066718</text:p>
          </table:table-cell>
          <table:table-cell table:formula="of:=LOG([.G10])" office:value-type="float" office:value="0.842910645188853" calcext:value-type="float">
            <text:p>0.8429106452</text:p>
          </table:table-cell>
          <table:table-cell table:formula="of:=[.H10]/[.G10]" office:value-type="float" office:value="0.00503677860061958" calcext:value-type="float">
            <text:p>0.0050367786</text:p>
          </table:table-cell>
          <table:table-cell table:formula="of:=[.G10]/([.P10]*[.$B$27]*POWER([.J10];4))*100000000" office:value-type="float" office:value="3.53145455196931" calcext:value-type="float">
            <text:p>3.531454552</text:p>
          </table:table-cell>
          <table:table-cell table:formula="of:=[.T10]*SQRT(POWER([.Q10]/[.P10];2)+POWER([.H10]/[.G10];2)+POWER([.$D$27]/[.$B$27];2)+POWER(4*[.K10]/[.J10];2))" office:value-type="float" office:value="0.508436379008754" calcext:value-type="float">
            <text:p>0.508436379</text:p>
          </table:table-cell>
          <table:table-cell table:formula="of:=POWER([.T10]-[.$T$20];2)" office:value-type="float" office:value="0.0213997871874595" calcext:value-type="float">
            <text:p>0.021399787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9" calcext:value-type="float">
            <text:p>0.9</text:p>
          </table:table-cell>
          <table:table-cell office:value-type="float" office:value="5.624" calcext:value-type="float">
            <text:p>5.6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11]*[.C11]" office:value-type="float" office:value="5.0616" calcext:value-type="float">
            <text:p>5.0616</text:p>
          </table:table-cell>
          <table:table-cell table:formula="of:=SQRT(POWER([.B11]*[.F11];2)+POWER([.C11]*[.E11];2))" office:value-type="float" office:value="0.0284777878354341" calcext:value-type="float">
            <text:p>0.0284777878</text:p>
          </table:table-cell>
          <table:table-cell table:formula="of:=[.A11]+273.15" office:value-type="float" office:value="1882.15" calcext:value-type="float">
            <text:p>1882.15</text:p>
          </table:table-cell>
          <table:table-cell table:formula="of:=[.$B$20]+[.$B$21]*[.I11]" office:value-type="float" office:value="1965.912009" calcext:value-type="float">
            <text:p>1965.912009</text:p>
          </table:table-cell>
          <table:table-cell table:formula="of:=SQRT(POWER([.$D$20];2)+POWER([.I11]*[.$D$21];2)+POWER([.$B$21]*[.D11];2))" office:value-type="float" office:value="15.1185452758067" calcext:value-type="float">
            <text:p>15.1185452758</text:p>
          </table:table-cell>
          <table:table-cell table:formula="of:=LOG([.J11])" office:value-type="float" office:value="3.29356407562178" calcext:value-type="float">
            <text:p>3.2935640756</text:p>
          </table:table-cell>
          <table:table-cell table:formula="of:=LOG([.G11]/[.P11])" office:value-type="float" office:value="1.30998549771815" calcext:value-type="float">
            <text:p>1.3099854977</text:p>
          </table:table-cell>
          <table:table-cell table:formula="of:=[.K11]/[.J11]" office:value-type="float" office:value="0.00769034687544183" calcext:value-type="float">
            <text:p>0.0076903469</text:p>
          </table:table-cell>
          <table:table-cell table:formula="of:=SQRT(POWER([.H11]/[.G11];2)+POWER([.Q11]/[.P11];2))" office:value-type="float" office:value="0.0252988822938774" calcext:value-type="float">
            <text:p>0.0252988823</text:p>
          </table:table-cell>
          <table:table-cell table:formula="of:=[.$B$24]+[.$B$25]*[.J11]" office:value-type="float" office:value="0.247914725624792" calcext:value-type="float">
            <text:p>0.2479147256</text:p>
          </table:table-cell>
          <table:table-cell table:formula="of:=SQRT(POWER([.$D$24];2)+POWER([.J11]*[.$D$25];2)+POWER([.K11]*[.$B$25];2))" office:value-type="float" office:value="0.00611490022464724" calcext:value-type="float">
            <text:p>0.0061149002</text:p>
          </table:table-cell>
          <table:table-cell table:formula="of:=LOG([.G11])" office:value-type="float" office:value="0.704287821451092" calcext:value-type="float">
            <text:p>0.7042878215</text:p>
          </table:table-cell>
          <table:table-cell table:formula="of:=[.H11]/[.G11]" office:value-type="float" office:value="0.00562624226241389" calcext:value-type="float">
            <text:p>0.0056262423</text:p>
          </table:table-cell>
          <table:table-cell table:formula="of:=[.G11]/([.P11]*[.$B$27]*POWER([.J11];4))*100000000" office:value-type="float" office:value="3.79687845202212" calcext:value-type="float">
            <text:p>3.796878452</text:p>
          </table:table-cell>
          <table:table-cell table:formula="of:=[.T11]*SQRT(POWER([.Q11]/[.P11];2)+POWER([.H11]/[.G11];2)+POWER([.$D$27]/[.$B$27];2)+POWER(4*[.K11]/[.J11];2))" office:value-type="float" office:value="0.548598613718378" calcext:value-type="float">
            <text:p>0.5485986137</text:p>
          </table:table-cell>
          <table:table-cell table:formula="of:=POWER([.T11]-[.$T$20];2)" office:value-type="float" office:value="0.0141936817283678" calcext:value-type="float">
            <text:p>0.014193681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804" calcext:value-type="float">
            <text:p>0.804</text:p>
          </table:table-cell>
          <table:table-cell office:value-type="float" office:value="4.483" calcext:value-type="float">
            <text:p>4.48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12]*[.C12]" office:value-type="float" office:value="3.604332" calcext:value-type="float">
            <text:p>3.604332</text:p>
          </table:table-cell>
          <table:table-cell table:formula="of:=SQRT(POWER([.B12]*[.F12];2)+POWER([.C12]*[.E12];2))" office:value-type="float" office:value="0.0227726288557118" calcext:value-type="float">
            <text:p>0.0227726289</text:p>
          </table:table-cell>
          <table:table-cell table:formula="of:=[.A12]+273.15" office:value-type="float" office:value="1774.15" calcext:value-type="float">
            <text:p>1774.15</text:p>
          </table:table-cell>
          <table:table-cell table:formula="of:=[.$B$20]+[.$B$21]*[.I12]" office:value-type="float" office:value="1851.295929" calcext:value-type="float">
            <text:p>1851.295929</text:p>
          </table:table-cell>
          <table:table-cell table:formula="of:=SQRT(POWER([.$D$20];2)+POWER([.I12]*[.$D$21];2)+POWER([.$B$21]*[.D12];2))" office:value-type="float" office:value="14.8477733567381" calcext:value-type="float">
            <text:p>14.8477733567</text:p>
          </table:table-cell>
          <table:table-cell table:formula="of:=LOG([.J12])" office:value-type="float" office:value="3.26747584612147" calcext:value-type="float">
            <text:p>3.2674758461</text:p>
          </table:table-cell>
          <table:table-cell table:formula="of:=LOG([.G12]/[.P12])" office:value-type="float" office:value="1.19418589841622" calcext:value-type="float">
            <text:p>1.1941858984</text:p>
          </table:table-cell>
          <table:table-cell table:formula="of:=[.K12]/[.J12]" office:value-type="float" office:value="0.00802020526494557" calcext:value-type="float">
            <text:p>0.0080202053</text:p>
          </table:table-cell>
          <table:table-cell table:formula="of:=SQRT(POWER([.H12]/[.G12];2)+POWER([.Q12]/[.P12];2))" office:value-type="float" office:value="0.0263806809346742" calcext:value-type="float">
            <text:p>0.0263806809</text:p>
          </table:table-cell>
          <table:table-cell table:formula="of:=[.$B$24]+[.$B$25]*[.J12]" office:value-type="float" office:value="0.230482995249752" calcext:value-type="float">
            <text:p>0.2304829952</text:p>
          </table:table-cell>
          <table:table-cell table:formula="of:=SQRT(POWER([.$D$24];2)+POWER([.J12]*[.$D$25];2)+POWER([.K12]*[.$B$25];2))" office:value-type="float" office:value="0.00590334216549411" calcext:value-type="float">
            <text:p>0.0059033422</text:p>
          </table:table-cell>
          <table:table-cell table:formula="of:=LOG([.G12])" office:value-type="float" office:value="0.556824787614243" calcext:value-type="float">
            <text:p>0.5568247876</text:p>
          </table:table-cell>
          <table:table-cell table:formula="of:=[.H12]/[.G12]" office:value-type="float" office:value="0.00631812742436375" calcext:value-type="float">
            <text:p>0.0063181274</text:p>
          </table:table-cell>
          <table:table-cell table:formula="of:=[.G12]/([.P12]*[.$B$27]*POWER([.J12];4))*100000000" office:value-type="float" office:value="3.69811160163957" calcext:value-type="float">
            <text:p>3.6981116016</text:p>
          </table:table-cell>
          <table:table-cell table:formula="of:=[.T12]*SQRT(POWER([.Q12]/[.P12];2)+POWER([.H12]/[.G12];2)+POWER([.$D$27]/[.$B$27];2)+POWER(4*[.K12]/[.J12];2))" office:value-type="float" office:value="0.536101743727673" calcext:value-type="float">
            <text:p>0.5361017437</text:p>
          </table:table-cell>
          <table:table-cell table:formula="of:=POWER([.T12]-[.$T$20];2)" office:value-type="float" office:value="0.000414952734447995" calcext:value-type="float">
            <text:p>0.000414952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7" calcext:value-type="float">
            <text:p>0.7</text:p>
          </table:table-cell>
          <table:table-cell office:value-type="float" office:value="3.366" calcext:value-type="float">
            <text:p>3.3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13]*[.C13]" office:value-type="float" office:value="2.3562" calcext:value-type="float">
            <text:p>2.3562</text:p>
          </table:table-cell>
          <table:table-cell table:formula="of:=SQRT(POWER([.B13]*[.F13];2)+POWER([.C13]*[.E13];2))" office:value-type="float" office:value="0.0171900814425063" calcext:value-type="float">
            <text:p>0.0171900814</text:p>
          </table:table-cell>
          <table:table-cell table:formula="of:=[.A13]+273.15" office:value-type="float" office:value="1583.15" calcext:value-type="float">
            <text:p>1583.15</text:p>
          </table:table-cell>
          <table:table-cell table:formula="of:=[.$B$20]+[.$B$21]*[.I13]" office:value-type="float" office:value="1648.595269" calcext:value-type="float">
            <text:p>1648.595269</text:p>
          </table:table-cell>
          <table:table-cell table:formula="of:=SQRT(POWER([.$D$20];2)+POWER([.I13]*[.$D$21];2)+POWER([.$B$21]*[.D13];2))" office:value-type="float" office:value="14.3972229511777" calcext:value-type="float">
            <text:p>14.3972229512</text:p>
          </table:table-cell>
          <table:table-cell table:formula="of:=LOG([.J13])" office:value-type="float" office:value="3.21711404920771" calcext:value-type="float">
            <text:p>3.2171140492</text:p>
          </table:table-cell>
          <table:table-cell table:formula="of:=LOG([.G13]/[.P13])" office:value-type="float" office:value="1.07193270637591" calcext:value-type="float">
            <text:p>1.0719327064</text:p>
          </table:table-cell>
          <table:table-cell table:formula="of:=[.K13]/[.J13]" office:value-type="float" office:value="0.00873302454635258" calcext:value-type="float">
            <text:p>0.0087330245</text:p>
          </table:table-cell>
          <table:table-cell table:formula="of:=SQRT(POWER([.H13]/[.G13];2)+POWER([.Q13]/[.P13];2))" office:value-type="float" office:value="0.0287061389974503" calcext:value-type="float">
            <text:p>0.028706139</text:p>
          </table:table-cell>
          <table:table-cell table:formula="of:=[.$B$24]+[.$B$25]*[.J13]" office:value-type="float" office:value="0.199654657271672" calcext:value-type="float">
            <text:p>0.1996546573</text:p>
          </table:table-cell>
          <table:table-cell table:formula="of:=SQRT(POWER([.$D$24];2)+POWER([.J13]*[.$D$25];2)+POWER([.K13]*[.$B$25];2))" office:value-type="float" office:value="0.00554312479067598" calcext:value-type="float">
            <text:p>0.0055431248</text:p>
          </table:table-cell>
          <table:table-cell table:formula="of:=LOG([.G13])" office:value-type="float" office:value="0.372212151654062" calcext:value-type="float">
            <text:p>0.3722121517</text:p>
          </table:table-cell>
          <table:table-cell table:formula="of:=[.H13]/[.G13]" office:value-type="float" office:value="0.00729568009613204" calcext:value-type="float">
            <text:p>0.0072956801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61" calcext:value-type="float">
            <text:p>0.61</text:p>
          </table:table-cell>
          <table:table-cell office:value-type="float" office:value="2.477" calcext:value-type="float">
            <text:p>2.4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14]*[.C14]" office:value-type="float" office:value="1.51097" calcext:value-type="float">
            <text:p>1.51097</text:p>
          </table:table-cell>
          <table:table-cell table:formula="of:=SQRT(POWER([.B14]*[.F14];2)+POWER([.C14]*[.E14];2))" office:value-type="float" office:value="0.01275502744019" calcext:value-type="float">
            <text:p>0.0127550274</text:p>
          </table:table-cell>
          <table:table-cell table:formula="of:=[.A14]+273.15" office:value-type="float" office:value="1395.15" calcext:value-type="float">
            <text:p>1395.15</text:p>
          </table:table-cell>
          <table:table-cell table:formula="of:=[.$B$20]+[.$B$21]*[.I14]" office:value-type="float" office:value="1449.078389" calcext:value-type="float">
            <text:p>1449.078389</text:p>
          </table:table-cell>
          <table:table-cell table:formula="of:=SQRT(POWER([.$D$20];2)+POWER([.I14]*[.$D$21];2)+POWER([.$B$21]*[.D14];2))" office:value-type="float" office:value="13.9919524904069" calcext:value-type="float">
            <text:p>13.9919524904</text:p>
          </table:table-cell>
          <table:table-cell table:formula="of:=LOG([.J14])" office:value-type="float" office:value="3.16109187959768" calcext:value-type="float">
            <text:p>3.1610918796</text:p>
          </table:table-cell>
          <table:table-cell table:formula="of:=LOG([.G14]/[.P14])" office:value-type="float" office:value="0.950571862063309" calcext:value-type="float">
            <text:p>0.9505718621</text:p>
          </table:table-cell>
          <table:table-cell table:formula="of:=[.K14]/[.J14]" office:value-type="float" office:value="0.00965575954801358" calcext:value-type="float">
            <text:p>0.0096557595</text:p>
          </table:table-cell>
          <table:table-cell table:formula="of:=SQRT(POWER([.H14]/[.G14];2)+POWER([.Q14]/[.P14];2))" office:value-type="float" office:value="0.0319029959041758" calcext:value-type="float">
            <text:p>0.0319029959</text:p>
          </table:table-cell>
          <table:table-cell table:formula="of:=[.$B$24]+[.$B$25]*[.J14]" office:value-type="float" office:value="0.169310534026232" calcext:value-type="float">
            <text:p>0.169310534</text:p>
          </table:table-cell>
          <table:table-cell table:formula="of:=SQRT(POWER([.$D$24];2)+POWER([.J14]*[.$D$25];2)+POWER([.K14]*[.$B$25];2))" office:value-type="float" office:value="0.00520899006813404" calcext:value-type="float">
            <text:p>0.0052089901</text:p>
          </table:table-cell>
          <table:table-cell table:formula="of:=LOG([.G14])" office:value-type="float" office:value="0.179255841596604" calcext:value-type="float">
            <text:p>0.1792558416</text:p>
          </table:table-cell>
          <table:table-cell table:formula="of:=[.H14]/[.G14]" office:value-type="float" office:value="0.00844161528037619" calcext:value-type="float">
            <text:p>0.0084416153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552" calcext:value-type="float">
            <text:p>0.552</text:p>
          </table:table-cell>
          <table:table-cell office:value-type="float" office:value="1.944" calcext:value-type="float">
            <text:p>1.9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5" calcext:value-type="float">
            <text:p>0.005</text:p>
          </table:table-cell>
          <table:table-cell table:formula="of:=[.B15]*[.C15]" office:value-type="float" office:value="1.073088" calcext:value-type="float">
            <text:p>1.073088</text:p>
          </table:table-cell>
          <table:table-cell table:formula="of:=SQRT(POWER([.B15]*[.F15];2)+POWER([.C15]*[.E15];2))" office:value-type="float" office:value="0.01010425652881" calcext:value-type="float">
            <text:p>0.0101042565</text:p>
          </table:table-cell>
          <table:table-cell table:formula="of:=[.A15]+273.15" office:value-type="float" office:value="1276.15" calcext:value-type="float">
            <text:p>1276.15</text:p>
          </table:table-cell>
          <table:table-cell table:formula="of:=[.$B$20]+[.$B$21]*[.I15]" office:value-type="float" office:value="1322.788449" calcext:value-type="float">
            <text:p>1322.788449</text:p>
          </table:table-cell>
          <table:table-cell table:formula="of:=SQRT(POWER([.$D$20];2)+POWER([.I15]*[.$D$21];2)+POWER([.$B$21]*[.D15];2))" office:value-type="float" office:value="13.7565552151135" calcext:value-type="float">
            <text:p>13.7565552151</text:p>
          </table:table-cell>
          <table:table-cell table:formula="of:=LOG([.J15])" office:value-type="float" office:value="3.12149039386378" calcext:value-type="float">
            <text:p>3.1214903939</text:p>
          </table:table-cell>
          <table:table-cell table:formula="of:=LOG([.G15]/[.P15])" office:value-type="float" office:value="0.854244954468919" calcext:value-type="float">
            <text:p>0.8542449545</text:p>
          </table:table-cell>
          <table:table-cell table:formula="of:=[.K15]/[.J15]" office:value-type="float" office:value="0.010399663850643" calcext:value-type="float">
            <text:p>0.0103996639</text:p>
          </table:table-cell>
          <table:table-cell table:formula="of:=SQRT(POWER([.H15]/[.G15];2)+POWER([.Q15]/[.P15];2))" office:value-type="float" office:value="0.0346786389157025" calcext:value-type="float">
            <text:p>0.0346786389</text:p>
          </table:table-cell>
          <table:table-cell table:formula="of:=[.$B$24]+[.$B$25]*[.J15]" office:value-type="float" office:value="0.150103349631512" calcext:value-type="float">
            <text:p>0.1501033496</text:p>
          </table:table-cell>
          <table:table-cell table:formula="of:=SQRT(POWER([.$D$24];2)+POWER([.J15]*[.$D$25];2)+POWER([.K15]*[.$B$25];2))" office:value-type="float" office:value="0.00500982356779952" calcext:value-type="float">
            <text:p>0.0050098236</text:p>
          </table:table-cell>
          <table:table-cell table:formula="of:=LOG([.G15])" office:value-type="float" office:value="0.0306353383194547" calcext:value-type="float">
            <text:p>0.0306353383</text:p>
          </table:table-cell>
          <table:table-cell table:formula="of:=[.H15]/[.G15]" office:value-type="float" office:value="0.00941605583960498" calcext:value-type="float">
            <text:p>0.0094160558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П, C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V, В</text:p>
          </table:table-cell>
          <table:table-cell office:value-type="string" calcext:value-type="string">
            <text:p>sП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W=VI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Tярк, K</text:p>
          </table:table-cell>
          <table:table-cell office:value-type="string" calcext:value-type="string">
            <text:p>T, K</text:p>
          </table:table-cell>
          <table:table-cell office:value-type="string" calcext:value-type="string">
            <text:p>sT, K</text:p>
          </table:table-cell>
          <table:table-cell office:value-type="string" calcext:value-type="string">
            <text:p>logT</text:p>
          </table:table-cell>
          <table:table-cell office:value-type="string" calcext:value-type="string">
            <text:p>logW/EpsT</text:p>
          </table:table-cell>
          <table:table-cell office:value-type="string" calcext:value-type="string">
            <text:p>sLogT</text:p>
          </table:table-cell>
          <table:table-cell office:value-type="string" calcext:value-type="string">
            <text:p>slogW/EpsT</text:p>
          </table:table-cell>
          <table:table-cell office:value-type="string" calcext:value-type="string">
            <text:p>epsT</text:p>
          </table:table-cell>
          <table:table-cell office:value-type="string" calcext:value-type="string">
            <text:p>sEpsT</text:p>
          </table:table-cell>
          <table:table-cell office:value-type="string" calcext:value-type="string">
            <text:p>logW</text:p>
          </table:table-cell>
          <table:table-cell office:value-type="string" calcext:value-type="string">
            <text:p>sLogW</text:p>
          </table:table-cell>
          <table:table-cell office:value-type="string" calcext:value-type="string">
            <text:p>Sigma, 1e-8</text:p>
          </table:table-cell>
          <table:table-cell office:value-type="string" calcext:value-type="string">
            <text:p>s(Sigma), 1e-8</text:p>
          </table:table-cell>
          <table:table-cell office:value-type="string" calcext:value-type="string">
            <text:p>(Sigma-Sigma_AVG)^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(Tbr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=</text:p>
          </table:table-cell>
          <table:table-cell office:value-type="float" office:value="-31.5385" calcext:value-type="float">
            <text:p>-31.5385</text:p>
          </table:table-cell>
          <table:table-cell office:value-type="string" calcext:value-type="string">
            <text:p>+/-</text:p>
          </table:table-cell>
          <table:table-cell office:value-type="float" office:value="6.569" calcext:value-type="float">
            <text:p>6.569</text:p>
          </table:table-cell>
          <table:table-cell table:number-columns-repeated="14"/>
          <table:table-cell office:value-type="string" calcext:value-type="string">
            <text:p>Sigma_AVG</text:p>
          </table:table-cell>
          <table:table-cell table:formula="of:=AVERAGE([.T5:.T12])" office:value-type="float" office:value="3.67774121297249" calcext:value-type="float">
            <text:p>3.677741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=</text:p>
          </table:table-cell>
          <table:table-cell office:value-type="float" office:value="1.06126" calcext:value-type="float">
            <text:p>1.06126</text:p>
          </table:table-cell>
          <table:table-cell office:value-type="string" calcext:value-type="string">
            <text:p>+/-</text:p>
          </table:table-cell>
          <table:table-cell office:value-type="float" office:value="0.004533" calcext:value-type="float">
            <text:p>0.004533</text:p>
          </table:table-cell>
          <table:table-cell table:number-columns-repeated="14"/>
          <table:table-cell office:value-type="string" calcext:value-type="string">
            <text:p>s(sigma_AVG)_random</text:p>
          </table:table-cell>
          <table:table-cell table:formula="of:=SQRT(SUM([.V5:.V12])/7)" office:value-type="float" office:value="0.296908822847619" calcext:value-type="float">
            <text:p>0.2969088228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s(sigma_AVG)</text:p>
          </table:table-cell>
          <table:table-cell table:style-name="ce2" table:formula="of:=SQRT(POWER([.$T$21];2)+POWER(0.5;2))" office:value-type="percentage" office:value="0.581510833161996" calcext:value-type="percentage">
            <text:p>58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_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=</text:p>
          </table:table-cell>
          <table:table-cell office:value-type="float" office:value="-0.0510769" calcext:value-type="float">
            <text:p>-0.0510769</text:p>
          </table:table-cell>
          <table:table-cell office:value-type="string" calcext:value-type="string">
            <text:p>+/-</text:p>
          </table:table-cell>
          <table:table-cell office:value-type="float" office:value="0.003362" calcext:value-type="float">
            <text:p>0.003362</text:p>
          </table:table-cell>
          <table:table-cell table:number-columns-repeated="14"/>
          <table:table-cell office:value-type="string" calcext:value-type="string">
            <text:p>h</text:p>
          </table:table-cell>
          <table:table-cell table:formula="of:=2.54561775321747E-036/POWER([.$T$20];1/3)" office:value-type="float" office:value="1.64917269470387E-036" calcext:value-type="float">
            <text:p>1.64917269470387E-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=</text:p>
          </table:table-cell>
          <table:table-cell table:style-name="ce1" office:value-type="float" office:value="0.000152088" calcext:value-type="float">
            <text:p>1.52E-004</text:p>
          </table:table-cell>
          <table:table-cell office:value-type="string" calcext:value-type="string">
            <text:p>+/-</text:p>
          </table:table-cell>
          <table:table-cell table:style-name="ce1" office:value-type="float" office:value="0.00000232" calcext:value-type="float">
            <text:p>2.32E-006</text:p>
          </table:table-cell>
          <table:table-cell table:number-columns-repeated="14"/>
          <table:table-cell office:value-type="string" calcext:value-type="string">
            <text:p>s(h)</text:p>
          </table:table-cell>
          <table:table-cell table:formula="of:=[.$T$24]/9*[.$T$22]/[.$T$20]" office:value-type="float" office:value="2.89734538490498E-038" calcext:value-type="float">
            <text:p>2.89734538490498E-038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</text:p>
          </table:table-cell>
          <table:table-cell table:style-name="ce1" office:value-type="float" office:value="0.000036" calcext:value-type="float">
            <text:p>3.60E-005</text:p>
          </table:table-cell>
          <table:table-cell office:value-type="string" calcext:value-type="string">
            <text:p>+/-</text:p>
          </table:table-cell>
          <table:table-cell table:style-name="ce1" office:value-type="float" office:value="0.000005" calcext:value-type="float">
            <text:p>5.00E-006</text:p>
          </table:table-cell>
          <table:table-cell office:value-type="string" calcext:value-type="string">
            <text:p>m^2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1" table:target-range-address="data_f.A1:data_f.D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2:42:36.039730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2:46:25.159381558</meta:creation-date>
    <dc:date>2014-12-01T13:14:10.502030746</dc:date>
    <meta:editing-duration>PT13H41M8S</meta:editing-duration>
    <meta:editing-cycles>49</meta:editing-cycles>
    <meta:generator>LibreOffice/4.2.6.2$Linux_X86_64 LibreOffice_project/420m0$Build-2</meta:generator>
    <meta:document-statistic meta:table-count="6" meta:cell-count="648" meta:object-count="0"/>
  </office:meta>
</office:document-meta>
</file>